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c42" officeooo:paragraph-rsid="00197c4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7c42" officeooo:paragraph-rsid="00197c4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7c42" officeooo:paragraph-rsid="00197c4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da6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e5e4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e5e49" officeooo:paragraph-rsid="001e5e4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4e9af" officeooo:paragraph-rsid="0024e9af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a637" officeooo:paragraph-rsid="001da6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a637" officeooo:paragraph-rsid="001e5e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e5e49" officeooo:paragraph-rsid="001e5e49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e5e49" officeooo:paragraph-rsid="001e5e49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f12ea" officeooo:paragraph-rsid="001f12e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12ea" officeooo:paragraph-rsid="001f12e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17192" officeooo:paragraph-rsid="0021719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1cdf7" officeooo:paragraph-rsid="0021cdf7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21cdf7" officeooo:paragraph-rsid="0021cdf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cdf7" officeooo:paragraph-rsid="0024e9af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bold" officeooo:rsid="001e5e49" officeooo:paragraph-rsid="001e5e49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1cdf7" officeooo:paragraph-rsid="0021cdf7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e5e49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1e5e49" officeooo:paragraph-rsid="001e5e49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1f12ea" officeooo:paragraph-rsid="001f12ea" style:font-weight-asian="bold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1cdf7" officeooo:paragraph-rsid="0021cdf7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24e9af" officeooo:paragraph-rsid="0024e9a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637" style:font-weight-asian="normal" style:font-weight-complex="normal"/>
    </style:style>
    <style:style style:name="T3" style:family="text">
      <style:text-properties fo:font-weight="normal" officeooo:rsid="001e5e49" style:font-weight-asian="normal" style:font-weight-complex="normal"/>
    </style:style>
    <style:style style:name="T4" style:family="text">
      <style:text-properties fo:font-weight="normal" officeooo:rsid="00270988" style:font-weight-asian="normal" style:font-weight-complex="normal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e5e49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33222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21cdf7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25225d" style:font-size-asian="10.5pt" style:font-weight-asian="bold" style:font-size-complex="12pt" style:font-weight-complex="bold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e5e49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f12ea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1cdf7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4e9af" style:font-size-asian="10.5pt" style:font-weight-asian="normal" style:font-size-complex="12pt" style:font-weight-complex="normal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officeooo:rsid="001da637"/>
    </style:style>
    <style:style style:name="T17" style:family="text">
      <style:text-properties officeooo:rsid="001e5e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: Chirculete Vlad Mihai</text:p>
      <text:p text:style-name="P1">Grupa: 231</text:p>
      <text:p text:style-name="P1"/>
      <text:p text:style-name="P1"/>
      <text:p text:style-name="P2">Tema1</text:p>
      <text:p text:style-name="P2">Varianta 2, problema 1</text:p>
      <text:p text:style-name="P3"/>
      <text:p text:style-name="P3"/>
      <text:p text:style-name="P3"/>
      <text:p text:style-name="P4">Corectitudine: <text:span text:style-name="T2">Presupunem (ca si in algoritm) ca avem cuburile ordonate descrescator in functie de lungimile laturilor: l1 &lt; l2 &lt; l3 &lt; … &lt; ln.</text:span></text:p>
      <text:p text:style-name="P8"/>
      <text:p text:style-name="P5"><text:span text:style-name="T2"><text:tab/></text:span><text:span text:style-name="T16">Exista cazuri in care alegerea unui cub cu latura maxima nu este optima?</text:span></text:p>
      <text:p text:style-name="P9"/>
      <text:p text:style-name="P5"><text:span text:style-name="T2"><text:s/></text:span><text:span text:style-name="T3">La fiecare pas trebuie sa ne decidem ce alegem dintre </text:span><text:span text:style-name="T17">a</text:span><text:span text:style-name="T3"> si </text:span><text:span text:style-name="T17">b </text:span><text:span text:style-name="T3">(unde a si b sunt cuburi), stiind ca latura(a) &gt; latura(b).</text:span></text:p>
      <text:p text:style-name="P10"/>
      <text:p text:style-name="P6"><text:span text:style-name="T1">Sa presupunem </text:span><text:span text:style-name="T4">ca </text:span><text:span text:style-name="T1">decizia optima este sa il alegem pe </text:span>b <text:span text:style-name="T1">(implica o inaltime maxima):</text:span></text:p>
      <text:p text:style-name="P10"/>
      <text:list xml:id="list3153625513" text:style-name="L1">
        <text:list-item>
          <text:p text:style-name="P20"><text:span text:style-name="T6">Caz 1:</text:span><text:span text:style-name="T11"> culoare(a) == culoare(b)</text:span></text:p>
        </text:list-item>
        <text:list-item>
          <text:p text:style-name="P11">b optim → turn final: b, x0, x1, … <text:tab/>(x – celelalte cuburi)</text:p>
        </text:list-item>
        <text:list-item>
          <text:p text:style-name="P21"><text:span text:style-name="T10">de asemenea, constructie </text:span><text:span text:style-name="T12">valida</text:span><text:span text:style-name="T10"> cu inaltime egala: a, x0, x1, … (x – celelalte cuburi)</text:span></text:p>
        </text:list-item>
        <text:list-item>
          <text:p text:style-name="P21"><text:span text:style-name="T10">valid</text:span><text:span text:style-name="T12">a</text:span><text:span text:style-name="T10"> deoarece: culoare(a0) == culoare(b), (latura(a) &gt; latura(b)) &amp; (latura(b) &gt; <text:s/>latura(x0)) → (latura(a) &gt; <text:s/>latura(x0))<text:tab/>(tranzitivitate)</text:span></text:p>
        </text:list-item>
        <text:list-item>
          <text:p text:style-name="P18">CONTRADICTIE!</text:p>
          <text:p text:style-name="P18"/>
        </text:list-item>
        <text:list-item>
          <text:p text:style-name="P21">Caz 2:<text:span text:style-name="T1"> culoare(a) != culoare(b)</text:span></text:p>
        </text:list-item>
        <text:list-item>
          <text:p text:style-name="P21"><text:span text:style-name="T1">b optim → </text:span><text:span text:style-name="T10">turn final: b, x0, x1, … <text:tab/>(x – celelalte cuburi)</text:span></text:p>
        </text:list-item>
        <text:list-item>
          <text:p text:style-name="P12">de asemenea, constructie valida cu inaltime mai mare: a, b, x0, x1, … </text:p>
        </text:list-item>
        <text:list-item>
          <text:p text:style-name="P12">valida deoarece: (latura(a) &gt; latura(b)) &amp; (culoare(a) != culoare(b)) → a inainte de b</text:p>
        </text:list-item>
        <text:list-item>
          <text:p text:style-name="P22"><text:span text:style-name="T15">CONTRADICTIE!</text:span><text:span text:style-name="T10"> </text:span></text:p>
        </text:list-item>
      </text:list>
      <text:p text:style-name="P13"/>
      <text:p text:style-name="P14">Am presupus alegerea optima este b si am gasit contradictii → Alegerea lui b poate fi la fel de buna sau de rea ca si alegerea lui a (cubul cu latura maxima din cele ce raman).</text:p>
      <text:p text:style-name="P14"/>
      <text:p text:style-name="P14"/>
      <text:p text:style-name="P19">Complexitate:</text:p>
      <text:p text:style-name="P15"><text:tab/></text:p>
      <text:list xml:id="list26253387" text:style-name="L2">
        <text:list-item>
          <text:p text:style-name="P23"><text:span text:style-name="T10">o </text:span><text:span text:style-name="T5">sortare</text:span><text:span text:style-name="T10"> de </text:span><text:span text:style-name="T5">vector</text:span><text:span text:style-name="T10"> (din </text:span><text:span text:style-name="T5">STL</text:span><text:span text:style-name="T10">, complexitate: </text:span><text:span text:style-name="T5">O(n logn) </text:span><text:span text:style-name="T10">)</text:span></text:p>
        </text:list-item>
        <text:list-item>
          <text:p text:style-name="P16">atribuiri simple</text:p>
        </text:list-item>
        <text:list-item>
          <text:p text:style-name="P23"><text:span text:style-name="T5">fo</text:span><text:span text:style-name="T7">r</text:span><text:span text:style-name="T10"> pentru citirea din fisier, n iteratii (complexitate: </text:span><text:span text:style-name="T5">O(n)</text:span><text:span text:style-name="T10">)</text:span></text:p>
        </text:list-item>
        <text:list-item>
          <text:p text:style-name="P23"><text:span text:style-name="T5">while</text:span><text:span text:style-name="T10"> ce cuprinde atribuiri, </text:span><text:span text:style-name="T14">incrementari</text:span><text:span text:style-name="T10"> si comparatii (complexitate: </text:span><text:span text:style-name="T5">O(n)</text:span><text:span text:style-name="T10">)</text:span></text:p>
        </text:list-item>
        <text:list-item>
          <text:p text:style-name="P24"><text:span text:style-name="T5">for</text:span><text:span text:style-name="T10"> pentru scrierea in fisier </text:span><text:span text:style-name="T13">(complexitate: </text:span><text:span text:style-name="T8">O(n)</text:span><text:span text:style-name="T13">)</text:span></text:p>
        </text:list-item>
      </text:list>
      <text:p text:style-name="P17"/>
      <text:p text:style-name="P7"><text:span text:style-name="T13"><text:tab/></text:span><text:span text:style-name="T9">Total: O(n log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54:40.845214518</meta:creation-date>
    <dc:date>2017-11-06T17:07:32.063667993</dc:date>
    <meta:editing-duration>PT36M34S</meta:editing-duration>
    <meta:editing-cycles>15</meta:editing-cycles>
    <meta:generator>LibreOffice/5.4.1.2$Linux_X86_64 LibreOffice_project/40m0$Build-2</meta:generator>
    <meta:document-statistic meta:table-count="0" meta:image-count="0" meta:object-count="0" meta:page-count="1" meta:paragraph-count="28" meta:word-count="275" meta:character-count="1555" meta:non-whitespace-character-count="1309"/>
  </office:meta>
</office:document-meta>
</file>